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A236D05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5.3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7" style:family="graphic" style:parent-style-name="standard">
      <style:graphic-properties draw:stroke="none" draw:fill="none" fo:min-height="3.025cm"/>
    </style:style>
    <style:style style:name="gr8" style:family="graphic" style:parent-style-name="standard">
      <style:graphic-properties draw:stroke="none" draw:fill="none" fo:min-height="2.079cm"/>
    </style:style>
    <style:style style:name="gr9" style:family="graphic" style:parent-style-name="standard">
      <style:graphic-properties draw:stroke="none" draw:fill="none" fo:min-height="1.4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bottom" fo:min-height="2.86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fo:min-height="2.534cm"/>
    </style:style>
    <style:style style:name="P1" style:family="paragraph">
      <style:text-properties fo:color="#eeeeee" fo:font-weight="bold" style:font-weight-asian="bold" style:font-weight-complex="bold"/>
    </style:style>
    <style:style style:name="P2" style:family="paragraph">
      <style:text-properties fo:color="#eeeeee"/>
    </style:style>
    <style:style style:name="P3" style:family="paragraph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P4" style:family="paragraph">
      <style:text-properties fo:color="#dddddd"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color="#ffffff"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margin-top="0.42cm" fo:margin-bottom="0.35cm" fo:text-align="center"/>
      <style:text-properties fo:font-size="22pt" fo:font-style="italic" fo:font-weight="bold" style:font-size-asian="20pt" style:font-style-asian="italic" style:font-size-complex="20pt" style:font-style-complex="italic"/>
    </style:style>
    <style:style style:name="P8" style:family="paragraph">
      <style:paragraph-properties fo:text-align="center"/>
      <style:text-properties fo:color="#ffffff" fo:font-size="22pt" fo:text-shadow="1pt 1pt" fo:font-weight="bold" style:font-size-asian="22pt" style:font-weight-asian="bold" style:font-size-complex="22pt" style:font-weight-complex="bold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color="#ffffff"/>
    </style:style>
    <style:style style:name="P11" style:family="paragraph">
      <style:paragraph-properties fo:margin-top="0.42cm" fo:margin-bottom="0.35cm" fo:text-align="start"/>
      <style:text-properties fo:color="#ffffff" fo:font-size="22pt" style:font-size-asian="22pt" style:font-size-complex="22pt"/>
    </style:style>
    <style:style style:name="P12" style:family="paragraph">
      <style:paragraph-properties fo:margin-top="0.42cm" fo:margin-bottom="0.35cm"/>
      <style:text-properties fo:font-size="24pt" style:font-size-asian="24pt" style:font-size-complex="24pt"/>
    </style:style>
    <style:style style:name="P13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4" style:family="paragraph">
      <style:paragraph-properties fo:margin-top="0.42cm" fo:margin-bottom="0.35cm" fo:text-align="center"/>
      <style:text-properties fo:color="#ffffff" fo:font-size="32pt" style:font-size-asian="32pt" style:font-size-complex="32pt"/>
    </style:style>
    <style:style style:name="P15" style:family="paragraph">
      <style:paragraph-properties fo:margin-top="0.42cm" fo:margin-bottom="0.35cm" fo:text-align="center"/>
      <style:text-properties fo:color="#ffffff" fo:font-size="32pt" fo:font-weight="bold" style:font-size-asian="32pt" style:font-size-complex="32pt"/>
    </style:style>
    <style:style style:name="T1" style:family="text">
      <style:text-properties fo:color="#dddddd" fo:font-size="48pt" style:font-size-asian="48pt" style:font-size-complex="48pt"/>
    </style:style>
    <style:style style:name="T2" style:family="text">
      <style:text-properties fo:color="#eeeeee"/>
    </style:style>
    <style:style style:name="T3" style:family="text">
      <style:text-properties fo:color="#eeeeee" fo:font-weight="bold" style:font-weight-asian="bold" style:font-weight-complex="bold"/>
    </style:style>
    <style:style style:name="T4" style:family="text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dddddd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ffff" fo:font-size="15pt" fo:font-style="italic" style:font-size-asian="15pt" style:font-style-asian="italic" style:font-size-complex="15pt" style:font-style-complex="italic"/>
    </style:style>
    <style:style style:name="T7" style:family="text">
      <style:text-properties fo:color="#ffffff" fo:font-style="italic" style:font-size-asian="20pt" style:font-style-asian="italic" style:font-size-complex="20pt" style:font-style-complex="italic"/>
    </style:style>
    <style:style style:name="T8" style:family="text">
      <style:text-properties fo:color="#dddddd" fo:font-style="italic" style:font-size-asian="20pt" style:font-style-asian="italic" style:font-size-complex="20pt" style:font-style-complex="italic"/>
    </style:style>
    <style:style style:name="T9" style:family="text">
      <style:text-properties fo:font-style="italic" style:font-size-asian="20pt" style:font-style-asian="italic" style:font-size-complex="20pt" style:font-style-complex="italic"/>
    </style:style>
    <style:style style:name="T10" style:family="text">
      <style:text-properties fo:color="#ffffff" fo:font-size="22pt" fo:text-shadow="1pt 1pt" fo:font-weight="bold" style:font-size-asian="22pt" style:font-weight-asian="bold" style:font-size-complex="22pt" style:font-weight-complex="bold"/>
    </style:style>
    <style:style style:name="T11" style:family="text">
      <style:text-properties fo:color="#eeeeee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ffff"/>
    </style:style>
    <style:style style:name="T13" style:family="text">
      <style:text-properties fo:color="#ffffff" fo:font-size="22pt" style:font-size-asian="22pt" style:font-size-complex="22pt"/>
    </style:style>
    <style:style style:name="T14" style:family="text">
      <style:text-properties fo:color="#ffffff" fo:font-size="24pt" fo:font-style="italic" style:font-size-asian="24pt" style:font-style-asian="italic" style:font-size-complex="24pt" style:font-style-complex="italic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1.27cm" presentation:class="title" presentation:user-transformed="true">
          <draw:text-box>
            <text:p><text:span text:style-name="T1">Weekly</text:span><text:span text:style-name="T2"> 1</text:span></text:p>
          </draw:text-box>
        </draw:frame>
        <draw:frame presentation:style-name="pr2" draw:text-style-name="P2" draw:layer="layout" svg:width="25.199cm" svg:height="2.869cm" svg:x="1.27cm" svg:y="7.291cm" presentation:class="subtitle" presentation:user-transformed="true">
          <draw:text-box>
            <text:p><text:span text:style-name="T3">Clean Javascript Code Using</text:span></text:p>
            <text:p><text:span text:style-name="T3"><text:s/></text:span><text:span text:style-name="T3">Data-Behavior</text:span></text:p>
          </draw:text-box>
        </draw:frame>
        <draw:frame draw:style-name="gr1" draw:text-style-name="P3" draw:layer="layout" svg:width="8.636cm" svg:height="1.673cm" svg:x="0.762cm" svg:y="18.542cm">
          <draw:text-box>
            <text:p><text:span text:style-name="T4">31/July/2015</text:span><text:span text:style-name="T4"><text:line-break/></text:span><text:span text:style-name="T4">@41studio</text:span></text:p>
          </draw:text-box>
        </draw:frame>
        <draw:frame draw:style-name="gr2" draw:text-style-name="P4" draw:layer="layout" svg:width="3.81cm" svg:height="1.016cm" svg:x="23.368cm" svg:y="14.732cm">
          <draw:text-box>
            <text:p><text:span text:style-name="T5">Arip R-Y</text:span></text:p>
          </draw:text-box>
        </draw:frame>
        <draw:frame draw:style-name="gr3" draw:text-style-name="P5" draw:layer="layout" svg:width="8.128cm" svg:height="1.445cm" svg:x="18.542cm" svg:y="15.748cm">
          <draw:text-box>
            <text:p><text:span text:style-name="T6">Web &amp; Mobile Hybrid Developer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" draw:text-style-name="P7" draw:layer="layout" svg:width="24.384cm" svg:height="5.575cm" svg:x="1.778cm" svg:y="5.08cm">
          <draw:text-box>
            <text:p text:style-name="P7"><text:span text:style-name="T7">JavaScript is the programming language of HTML and the Web.</text:span></text:p>
            <text:p text:style-name="P7"><text:span text:style-name="T7">Programming makes computers do what you want them to do.</text:span></text:p>
            <text:p text:style-name="P7"><text:span text:style-name="T8">JavaScript is easy to learn.</text:span></text:p>
            <text:p text:style-name="P7"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8" draw:layer="layout" svg:width="23.622cm" svg:height="5.334cm" svg:x="2.032cm" svg:y="5.08cm">
          <draw:text-box>
            <text:p text:style-name="P8"><text:span text:style-name="T10">JavaScript Objects</text:span></text:p>
            <text:p text:style-name="P8"><text:span text:style-name="T10">In JavaScript, objects are king. </text:span></text:p>
            <text:p text:style-name="P8"><text:span text:style-name="T10">If you understand objects, you understand JavaScript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11">Clean Javascript Code Using</text:span><text:span text:style-name="T11"><text:line-break/></text:span><text:span text:style-name="T11"> Data-Behavior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12">What You Should Already Know</text:span></text:p>
                <text:p text:style-name="P10"><text:span text:style-name="T12">Before you start studying with this weekly, you should have a basic knowledge of:</text:span></text:p>
                <text:list>
                  <text:list-item>
                    <text:p><text:span text:style-name="T12">HTML data-* Attributes</text:span></text:p>
                  </text:list-item>
                  <text:list-item>
                    <text:p><text:span text:style-name="T12">JavaScript Dom</text:span></text:p>
                  </text:list-item>
                  <text:list-item>
                    <text:p><text:span text:style-name="T12">JavaScript Object</text:span></text:p>
                  </text:list-item>
                  <text:list-item>
                    <text:p><text:span text:style-name="T12">Jquery</text:span></text:p>
                  </text:list-item>
                  <text:list-item>
                    <text:p><text:span text:style-name="T12">Basic Coffee Script</text:span></text:p>
                  </text:list-item>
                </text:list>
                <text:p text:style-name="P10"><text:span text:style-name="T1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9" draw:layer="layout" svg:width="16.098cm" svg:height="2.534cm" svg:x="5.746cm" svg:y="1.784cm">
          <draw:text-box>
            <text:p text:style-name="P9"><text:span text:style-name="T11">Clean Javascript Code Using</text:span><text:span text:style-name="T11"><text:line-break/></text:span><text:span text:style-name="T11"> Data-Behavior</text:span></text:p>
          </draw:text-box>
        </draw:frame>
        <draw:frame draw:style-name="gr7" draw:text-style-name="P11" draw:layer="layout" svg:width="25.146cm" svg:height="3.275cm" svg:x="1.524cm" svg:y="6.858cm">
          <draw:text-box>
            <text:p text:style-name="P11"><text:span text:style-name="T13">A great way to clean up your jQuery spaghetti code is to by using objects in Coffeescript / Javascript</text:span></text:p>
            <text:p text:style-name="P11"><text:span text:style-name="T13"/></text:p>
          </draw:text-box>
        </draw:frame>
        <draw:frame draw:style-name="gr8" draw:text-style-name="P12" draw:layer="layout" svg:width="19.01cm" svg:height="5.856cm" svg:x="5.12cm" svg:y="10.922cm">
          <draw:text-box>
            <text:p text:style-name="P12"><text:span text:style-name="T14">Jeremy Ashkenas</text:span></text:p>
            <text:p text:style-name="P13"><text:span text:style-name="T15">The core idea with CoffeeScript is to express JavaScript semantics in as readable and minimal a syntax as we can find using object.</text:span></text:p>
            <text:p text:style-name="P13"><text:span text:style-name="T1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9" draw:text-style-name="P15" draw:layer="layout" svg:width="21.844cm" svg:height="2.783cm" svg:x="2.794cm" svg:y="6.35cm">
          <draw:text-box>
            <text:p text:style-name="P14"><text:span text:style-name="T17">Create Your Clean jQuery Code, <text:s/>with Objects in Coffeescrip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32000000258A236D0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9T09:55:41.982131654</meta:creation-date>
    <dc:date>2015-07-31T13:49:22.422906956</dc:date>
    <meta:editing-duration>PT1H6M15S</meta:editing-duration>
    <meta:editing-cycles>3</meta:editing-cycles>
    <meta:generator>LibreOffice/4.3.7.2$Linux_X86_64 LibreOffice_project/430m0$Build-2</meta:generator>
    <meta:document-statistic meta:object-count="46"/>
  </office:meta>
</office:document-meta>
</file>